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widows="1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85d9a" officeooo:paragraph-rsid="00185d9a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widows="1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85d9a" officeooo:paragraph-rsid="002f0d79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widows="1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185d9a" officeooo:paragraph-rsid="00185d9a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widows="1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officeooo:rsid="00185d9a" officeooo:paragraph-rsid="00185d9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officeooo:rsid="001beecd" officeooo:paragraph-rsid="001beec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officeooo:rsid="001beecd" officeooo:paragraph-rsid="0028c349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officeooo:rsid="001d76d0" officeooo:paragraph-rsid="001d76d0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officeooo:rsid="001c4b0e" officeooo:paragraph-rsid="001cc104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 officeooo:rsid="0028c349" officeooo:paragraph-rsid="0028c349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officeooo:rsid="002af63d" officeooo:paragraph-rsid="002af63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officeooo:rsid="002c202e" officeooo:paragraph-rsid="002c202e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text-position="0% 100%" style:font-name="Arial" officeooo:rsid="0028c349" officeooo:paragraph-rsid="0028c349"/>
    </style:style>
    <style:style style:name="P15" style:family="paragraph" style:parent-style-name="Standard" style:list-style-name="L1">
      <style:paragraph-properties fo:margin-top="0cm" fo:margin-bottom="0cm" loext:contextual-spacing="false" fo:line-height="100%"/>
      <style:text-properties style:font-name="Arial" officeooo:rsid="00185d9a" officeooo:paragraph-rsid="00185d9a"/>
    </style:style>
    <style:style style:name="P16" style:family="paragraph" style:parent-style-name="Standard" style:list-style-name="L1">
      <style:paragraph-properties fo:margin-top="0cm" fo:margin-bottom="0cm" loext:contextual-spacing="false" fo:line-height="100%"/>
      <style:text-properties style:font-name="Arial" officeooo:rsid="001a12cf" officeooo:paragraph-rsid="001a12cf"/>
    </style:style>
    <style:style style:name="P17" style:family="paragraph" style:parent-style-name="Standard" style:list-style-name="L1">
      <style:paragraph-properties fo:margin-top="0cm" fo:margin-bottom="0cm" loext:contextual-spacing="false" fo:line-height="100%"/>
      <style:text-properties style:font-name="Arial" officeooo:rsid="001beecd" officeooo:paragraph-rsid="001beec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" officeooo:rsid="001beecd" officeooo:paragraph-rsid="0028c349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rial" officeooo:rsid="001beecd" officeooo:paragraph-rsid="003aadb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Arial" officeooo:rsid="001beecd" officeooo:paragraph-rsid="0040ed19"/>
    </style:style>
    <style:style style:name="P21" style:family="paragraph" style:parent-style-name="Standard" style:list-style-name="L1">
      <style:paragraph-properties fo:margin-top="0cm" fo:margin-bottom="0cm" loext:contextual-spacing="false" fo:line-height="100%"/>
      <style:text-properties style:font-name="Arial" officeooo:rsid="001c4b0e" officeooo:paragraph-rsid="001c4b0e"/>
    </style:style>
    <style:style style:name="P22" style:family="paragraph" style:parent-style-name="Standard" style:list-style-name="L1">
      <style:paragraph-properties fo:margin-top="0cm" fo:margin-bottom="0cm" loext:contextual-spacing="false" fo:line-height="100%"/>
      <style:text-properties style:font-name="Arial" officeooo:rsid="0023bba5" officeooo:paragraph-rsid="0023bba5"/>
    </style:style>
    <style:style style:name="P23" style:family="paragraph" style:parent-style-name="Standard" style:list-style-name="L2">
      <style:paragraph-properties fo:margin-top="0cm" fo:margin-bottom="0cm" loext:contextual-spacing="false" fo:line-height="100%"/>
      <style:text-properties style:font-name="Arial" officeooo:rsid="001d76d0" officeooo:paragraph-rsid="001d76d0"/>
    </style:style>
    <style:style style:name="T1" style:family="text">
      <style:text-properties officeooo:rsid="001c4b0e"/>
    </style:style>
    <style:style style:name="T2" style:family="text">
      <style:text-properties officeooo:rsid="001f7b8d"/>
    </style:style>
    <style:style style:name="T3" style:family="text">
      <style:text-properties officeooo:rsid="0021310b"/>
    </style:style>
    <style:style style:name="T4" style:family="text">
      <style:text-properties officeooo:rsid="0022b064"/>
    </style:style>
    <style:style style:name="T5" style:family="text">
      <style:text-properties officeooo:rsid="0025aa88"/>
    </style:style>
    <style:style style:name="T6" style:family="text">
      <style:text-properties officeooo:rsid="0027894b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2c202e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28c349"/>
    </style:style>
    <style:style style:name="T11" style:family="text">
      <style:text-properties style:text-position="0% 100%" officeooo:rsid="002c202e"/>
    </style:style>
    <style:style style:name="T12" style:family="text">
      <style:text-properties fo:color="#800000" officeooo:rsid="001c4b0e"/>
    </style:style>
    <style:style style:name="T13" style:family="text">
      <style:text-properties fo:color="#800000" style:text-position="sub 58%" officeooo:rsid="0028c349"/>
    </style:style>
    <style:style style:name="T14" style:family="text">
      <style:text-properties fo:color="#800000" style:text-position="0% 100%" officeooo:rsid="0028c349"/>
    </style:style>
    <style:style style:name="T15" style:family="text">
      <style:text-properties officeooo:rsid="002af63d"/>
    </style:style>
    <style:style style:name="T16" style:family="text">
      <style:text-properties officeooo:rsid="002c202e"/>
    </style:style>
    <style:style style:name="T17" style:family="text">
      <style:text-properties officeooo:rsid="0031640f"/>
    </style:style>
    <style:style style:name="T18" style:family="text">
      <style:text-properties officeooo:rsid="003263e1"/>
    </style:style>
    <style:style style:name="T19" style:family="text">
      <style:text-properties officeooo:rsid="0032cd9f"/>
    </style:style>
    <style:style style:name="T20" style:family="text">
      <style:text-properties officeooo:rsid="003aadbd"/>
    </style:style>
    <style:style style:name="T21" style:family="text">
      <style:text-properties officeooo:rsid="00466b03"/>
    </style:style>
    <style:style style:name="T22" style:family="text">
      <style:text-properties officeooo:rsid="0046730b"/>
    </style:style>
    <style:style style:name="T23" style:family="text">
      <style:text-properties officeooo:rsid="0047eb09"/>
    </style:style>
    <style:style style:name="T24" style:family="text">
      <style:text-properties officeooo:rsid="0048d8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acper Roszczyna</text:p>
      <text:p text:style-name="P1">Mateusz Byczkowski</text:p>
      <text:p text:style-name="P1"/>
      <text:p text:style-name="P3">I. Temat</text:p>
      <text:p text:style-name="P3">Sieć autostrad</text:p>
      <text:p text:style-name="P4">Przygotować algorytm poszukujący optymalnej sieci autostrad tworzącą siatkę połączeń pomiędzy miastami z danego zbioru. Rozwiązanie powinno uwzględniać również miejsca zjazdów z autostrady (nie mogą one znajdować się zbyt blisko siebie).</text:p>
      <text:p text:style-name="P5"/>
      <text:p text:style-name="P6">II. Krótki opis zagadnienia, sformułowanie przyjętych założeń</text:p>
      <text:list xml:id="list917492372810410243" text:style-name="L1">
        <text:list-item>
          <text:p text:style-name="P15">Nie interesuje nas rozmiar miast. Zakładamy, że każde miasto ma taki sam priorytet przy dostępie do autostrady.</text:p>
        </text:list-item>
        <text:list-item>
          <text:p text:style-name="P16">Poprzez sieć autostrad rozumiemy zbiór prostych odcinków autostradowych, które <text:span text:style-name="T6">muszą być ze sobą połączone tak, że jadąc po autostradzie (i drogach dojazdowych) jesteśmy wstanie odwiedzić każde miasto.</text:span></text:p>
        </text:list-item>
        <text:list-item>
          <text:p text:style-name="P17">Miasta traktowane są jako punkt<text:span text:style-name="T18">y</text:span> rozmieszczone w badanym obszarze.</text:p>
        </text:list-item>
        <text:list-item>
          <text:p text:style-name="P21">Problem należy podzielić na dwa etapy. Pierwszy polega na określeniu określeniu przebiegu autostrad tak aby z żadnego miasta nie było do autostrady daleko<text:span text:style-name="T2">(zadany odległość r)</text:span>. Drugi polega na takim <text:span text:style-name="T3">poprowadzeniu</text:span> zjazdów z autostrad <text:span text:style-name="T4">a</text:span>by <text:span text:style-name="T4">sumaryczna długość </text:span>dr<text:span text:style-name="T4">óg</text:span> <text:span text:style-name="T4">dojazdowych</text:span> do miast <text:span text:style-name="T4">była możliwie</text:span> naj<text:span text:style-name="T19">mniejsza</text:span>, zaś zjazdy były oddalone od siebie <text:span text:style-name="T19">przynajmniej</text:span> o <text:span text:style-name="T4">minimalną, zadaną</text:span> odległości.</text:p>
        </text:list-item>
        <text:list-item>
          <text:p text:style-name="P22">Podsumowując będziemy dążyć do tego aby sumaryczna długość dróg dojazdowych oraz sumaryczna długość autostrad były jak najkrótsze.</text:p>
        </text:list-item>
      </text:list>
      <text:p text:style-name="P7"/>
      <text:p text:style-name="P7">III. Przestrzeń przeszukiwań</text:p>
      <text:p text:style-name="P7"><text:tab/><text:span text:style-name="T1">Dla pierwszego problemu p</text:span>rzestrzeń przeszukiwań zrealizowana jest jako dwuwymiarowa przestrzeń (układ kartezjański), w którym <text:span text:style-name="T5">są </text:span>umieszczone pary punktów, czyli początki i końce poszczególnych odcinków autostrad. W przestrzeni tej może być umieszczona dowolna liczba odcinków, które mogą przecinać się w dowolnie wielu miejscach. Tak więc przestrzeń można przedstawić jako zbiór drzew, gdzie każde drzewo jest zbudowane z kolejnych możliwych odcinków, które odzwierciedlają autostradę.</text:p>
      <text:p text:style-name="P7"><text:tab/><text:span text:style-name="T1">Dla drugiego problemu przestrzeń przeszukiwań jest zrealizowana przez strukturę tablicową złożoną z liczby punktów nie większej niż długość autostrady podzielona przez minimalną odległość między zjazdami. Punkty te leżą na autostradzie. Początkowo szukamy 1 punktu, który zagwarantuje najmniejszą sumaryczną długość dróg dojazdowych. W przyszłości może nastąpić mutacja, która wygeneruje dwa punkty i tak dalej, aż po maksymalną liczbę punktów lub przekroczenie warunku zatrzymania, którym będzie wykonanie n iteracji algorytmu, w których nie znajdzie się lepszego rozwiązania. <text:s/></text:span></text:p>
      <text:p text:style-name="P7"/>
      <text:p text:style-name="P7">IV. <text:span text:style-name="T1">Funkcja celu</text:span></text:p>
      <text:p text:style-name="P8"><text:tab/><text:span text:style-name="T1">Zdecydowaliśmy, że najlepszym podejściem do rozwiązania pierwszego problemu jest zastosowanie algorytmu ewolucyjnego. Gdzie mutacja polegałaby na dodaniu nowej autostrady o losowych współrzędnych. W takim rozwiązaniu:</text:span></text:p>
      <text:p text:style-name="P8"/>
      <text:p text:style-name="P8"><text:span text:style-name="T12">funkcja celu = X*x</text:span><text:span text:style-name="T13">1 </text:span><text:span text:style-name="T14">+ Y*y</text:span><text:span text:style-name="T13">1</text:span><text:span text:style-name="T10">, gdzie:</text:span></text:p>
      <text:p text:style-name="P14">X – suma długości dróg dojazdowych, w km</text:p>
      <text:p text:style-name="P14">Y – suma długości autostrad, w km</text:p>
      <text:p text:style-name="P11"><text:span text:style-name="T9">x</text:span><text:span text:style-name="T7">1</text:span><text:span text:style-name="T9"> – współczynnik kosztu 1km dróg dojazdowych</text:span></text:p>
      <text:p text:style-name="P11"><text:span text:style-name="T9">y</text:span><text:span text:style-name="T7">1</text:span><text:span text:style-name="T9"> – współczynnik kosztu 1km autostrad</text:span></text:p>
      <text:p text:style-name="P8"/>
      <text:p text:style-name="P8"/>
      <text:p text:style-name="P19"><text:soft-page-break/><text:span text:style-name="T1">Będziemy dążyć do tego, aby funkcja celu była jak najmniejsza. W przypadku rozwiązania idealnego wszystkie miasta leżałyby „na” autostradach (przy czym sumaryczna długość autostrad byłaby jak najmniejsza). </text:span></text:p>
      <text:p text:style-name="P19"/>
      <text:p text:style-name="P19"><text:span text:style-name="T1">W pierwszej kolejności będziemy ustalać potencjalne punkty krańcowe odcinków autostrad. Potencjalne punkty krańcowe będziemy umieszczać w pobliżu miast. Większość potencjalnych punktów krańcowych będziemy umieszczać w pobliżu peryferyjnych miast. <text:s/></text:span></text:p>
      <text:p text:style-name="P19"/>
      <text:p text:style-name="P19"><text:span text:style-name="T20">Następnie będziemy starali się wybrać optymalne punkty krańcowe autostrad (stworzyć zbiór potencjalnych odcinków autostrad). Przeszukiwanie będziemy prowadzić według współrzędnych x-wych, y-wych, oraz będziemy rozważać proste o różnych kątach nachylenia. </text:span></text:p>
      <text:p text:style-name="P19"/>
      <text:p text:style-name="P20"><text:span text:style-name="T20">Po otrzymaniu zbioru odcinków autostrad będziemy generować nowe odcinki, modyfikując ich kąt nachylenia oraz przesunięcie względem współrzędnych x-wych oraz y-wych. </text:span></text:p>
      <text:p text:style-name="P20"/>
      <text:p text:style-name="P20"><text:span text:style-name="T20">Po otrzymaniu sieci autostrad, spełniającej założenia (nieprzekroczenie maksymalnej długości drogi dojazdowej oraz połączenie wszystkich odcinków ze sobą) zapisujemy tę sieć i generujemy kolejną.</text:span></text:p>
      <text:p text:style-name="P20"/>
      <text:p text:style-name="P20"><text:span text:style-name="T20">Następnie będziemy przeprowadzać mutacje wcześniej otrzymanych sieci. Poza mutacją w której będziemy brać średnią(z zadanymi współczynnikami) z 2 prostych, będziemy przeprowadzać mutację, której efektem będzie pojawienie się dodatkowej autostrady o losowych współrzędnych krańców. Mutacja ta ma na celu uniknięcie wpadnięcia w lokalne minima.</text:span></text:p>
      <text:p text:style-name="P10"><text:s/><text:tab/>Rozwiązanie drugiego problemu jest podobne do pierwszego ale wiemy, że liczba punktów jest z góry ograniczona, zaś przestrzeń przeszukiwań jest dużo mniejsza. Mutacją jest pojawienie się dodatkowego punktu. Pojawia się funkcj<text:span text:style-name="T15">a</text:span> celu, <text:span text:style-name="T15">której zadaniem będzie minimalizacja odległości miast do najbliższego zjazdu z autostrady.</text:span></text:p>
      <text:list xml:id="list4754382163574317898" text:style-name="L2">
        <text:list-header>
          <text:p text:style-name="P23"/>
        </text:list-header>
      </text:list>
      <text:p text:style-name="P12">Przykładowa sieć autostrad dla zadanej mapy miast:</text:p>
      <text:p text:style-name="P9"/>
      <text:p text:style-name="P9">V. Określenie heurystyki:</text:p>
      <text:p text:style-name="P9"><text:tab/>Jak już wcześniej wspomniano mamy zamiar wykorzystać algorytm ewolucyjny, aby najpierw znaleźć najlepszy przebieg autostrad. A następnie za pomocą drugiego algorytmu ewolucyjnego określić najlepszy rozkład zjazdów korzystając z funkcji celu opisanych w punkcie VI. W pierwszym przypadku mutacją jest <text:span text:style-name="T21">modyfikacja współrzędnych krańcowych autostrady</text:span>. W drugim przypadku mutacją jest pojawienie się kolejnego zjazdu na jednej z już uzyskanych z pierwszego algorytmu autostrad.</text:p>
      <text:p text:style-name="P9"><text:tab/>Jako dodatkową heurystykę rozważaliśmy wykorzystanie odległości w linii prostej między miastami aby określić <text:span text:style-name="T21">długość</text:span> podróży. Wymagałoby to <text:span text:style-name="T15">modyfikacji</text:span> funkcji celu w pierwszym problemie, <text:span text:style-name="T15">uwzględniającą różnicę między odległością, którą trzeba pokonać po autostradzie aby dotrzeć z miasta A do miasta B, a odległością w linii prostej pomiędzy tymi miastami.</text:span></text:p>
      <text:p text:style-name="P9"/>
      <text:p text:style-name="P12">VI. Przewidujemy, że wyniki końcowe będą zbliżone do tych które uzyskamy w pierwszych próbach, ponieważ przy dobrym dobraniu punktów startowych autostrad, nie będzie można uzyskać znaczącej poprawy. Oczywiście, wprowadzenie czynnika losowego – <text:span text:style-name="T22">modyfikacja współrzędnych punktów krańcowych </text:span>autostrad może dać zaskakującą poprawę wyników. Mutację będziemy prowadzić do momentu, w którym funkcja celu nie zostanie poprawiona w kolejnych kilkunastu – kilkudziesięciu <text:span text:style-name="T17">iteracjach algorytmu</text:span>. <text:soft-page-break/>Będziemy przeprowadzać testy algorytmu dla różnych rozkładów miast:</text:p>
      <text:p text:style-name="P12">a) rozkład losowy</text:p>
      <text:p text:style-name="P12">b) rozkład peryferyjny miast</text:p>
      <text:p text:style-name="P12">c) równomierny rozkład miast na całej mapie</text:p>
      <text:p text:style-name="P12">d) skupiskowy rozkład miast (wiele skupisk miast rozsianych po mapie)</text:p>
      <text:p text:style-name="P12"/>
      <text:p text:style-name="P12">Kluczowe dla rozwiązania tego problemu będzie zdefiniowanie zależności pomiędzy kosztem km autostrady a kosztem km drogi dojazdowej. Na pewno koszt kilometra autostrady będzie większy o<text:span text:style-name="T16">d kosztu kilometra drogi dojazdowej</text:span> ( x<text:span text:style-name="T7">1</text:span><text:span text:style-name="T9"> &lt; </text:span><text:span text:style-name="T11">y</text:span><text:span text:style-name="T8">1</text:span>), <text:span text:style-name="T16">natomiast konkretne współczynniki dobierzemy po przeprowadzeniu pierwszych testów algorytmu.</text:span></text:p>
      <text:p text:style-name="P12"/>
      <text:p text:style-name="P13">Wyniki będą prezentowane w formie podania końcowej <text:span text:style-name="T24">wartości</text:span> funkcji celu<text:span text:style-name="T23">(dołączymy obraz końcowy z miastami, autostradami i drogami dojazdowymi)</text:span> oraz historii modyfikacji <text:span text:style-name="T23">wartości </text:span>funkcji celu dla danej sieci miast <text:span text:style-name="T23">(zapisane rozłożenie autostrad i dróg dojazdowych)</text:span>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21:31:52.343279119</meta:creation-date>
    <dc:date>2016-05-15T22:12:22.009469655</dc:date>
    <meta:editing-duration>PT4H4M10S</meta:editing-duration>
    <meta:editing-cycles>38</meta:editing-cycles>
    <meta:generator>LibreOffice/5.0.5.2$Linux_X86_64 LibreOffice_project/00m0$Build-2</meta:generator>
    <meta:document-statistic meta:table-count="0" meta:image-count="0" meta:object-count="0" meta:page-count="3" meta:paragraph-count="40" meta:word-count="873" meta:character-count="6716" meta:non-whitespace-character-count="5868"/>
  </office:meta>
</office:document-meta>
</file>